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fit-to-size="shrink-to-fit"/>
    </style:style>
    <style:style style:name="gr3" style:family="graphic" style:parent-style-name="standard">
      <style:graphic-properties draw:marker-end="Arrow" draw:marker-end-width="0.2cm" draw:textarea-horizontal-align="center" draw:textarea-vertical-align="middle" draw:fit-to-size="shrink-to-fit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true" fo:min-height="1.45cm" fo:min-width="1.824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411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3cm" svg:height="13.44cm" svg:x="12.34cm" svg:y="2.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8cm" svg:height="0.864cm" svg:x="5.621cm" svg:y="4.067cm">
          <text:p text:style-name="P2"><text:span text:style-name="T1">sce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58cm" svg:height="0.864cm" svg:x="5.621cm" svg:y="6.156cm">
          <text:p text:style-name="P2"><text:span text:style-name="T1">trans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911cm" svg:y1="4.931cm" svg:x2="6.911cm" svg:y2="6.156cm" draw:start-shape="id1" draw:start-glue-point="2" draw:end-shape="id2" draw:end-glue-point="0" svg:d="m6911 4931v1225" svg:viewBox="0 0 1 1226">
          <text:p/>
        </draw:connector>
        <draw:connector draw:style-name="gr3" draw:text-style-name="P1" draw:layer="layout" svg:x1="6.911cm" svg:y1="7.02cm" svg:x2="6.899cm" svg:y2="8.125cm" draw:start-shape="id2" draw:start-glue-point="2" draw:end-shape="id3" draw:end-glue-point="0" svg:d="m6911 7020v553h-12v552" svg:viewBox="0 0 13 1106">
          <text:p/>
        </draw:connector>
        <draw:custom-shape draw:style-name="gr2" draw:text-style-name="P2" xml:id="id3" draw:id="id3" draw:layer="layout" svg:width="2.291cm" svg:height="0.864cm" svg:x="5.754cm" svg:y="8.125cm">
          <text:p text:style-name="P2"><text:span text:style-name="T1">ro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3.29cm" svg:height="0.864cm" svg:x="7.23cm" svg:y="12.374cm">
          <text:p text:style-name="P2"><text:span text:style-name="T1">prims/teap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.201cm" svg:y1="4.499cm" svg:x2="13.053cm" svg:y2="4.49cm" draw:start-shape="id1" draw:start-glue-point="1" draw:end-shape="id4" draw:end-glue-point="3" svg:d="m8201 4499h2427v-9h2425" svg:viewBox="0 0 4853 10">
          <text:p/>
        </draw:connector>
        <draw:custom-shape draw:style-name="gr2" draw:text-style-name="P2" xml:id="id8" draw:id="id8" draw:layer="layout" svg:width="3.52cm" svg:height="0.864cm" svg:x="7.11cm" svg:y="10.585cm">
          <text:p text:style-name="P2"><text:span text:style-name="T1">physics/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2.676cm" svg:height="0.864cm" svg:x="3.284cm" svg:y="14.19cm">
          <text:p text:style-name="P2"><text:span text:style-name="T1">prims/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483cm" svg:height="0.864cm" svg:x="3.07cm" svg:y="10.585cm">
          <text:p text:style-name="P2"><text:span text:style-name="T1">physics/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-0.254cm" svg:x1="4.611cm" svg:y1="11.449cm" svg:x2="4.621cm" svg:y2="12.379cm" draw:end-shape="id5" draw:end-glue-point="0" svg:d="m4611 11449v-39h10v969" svg:viewBox="0 0 11 970">
          <text:p/>
        </draw:connector>
        <draw:connector draw:style-name="gr3" draw:text-style-name="P1" draw:layer="layout" draw:line-skew="0.092cm" svg:x1="6.899cm" svg:y1="8.989cm" svg:x2="4.811cm" svg:y2="10.585cm" draw:start-shape="id3" draw:start-glue-point="2" draw:end-shape="id6" draw:end-glue-point="0" svg:d="m6899 8989v891h-2088v705" svg:viewBox="0 0 2089 1597">
          <text:p/>
        </draw:connector>
        <draw:custom-shape draw:style-name="gr2" draw:text-style-name="P2" xml:id="id5" draw:id="id5" draw:layer="layout" svg:width="2.257cm" svg:height="0.864cm" svg:x="3.493cm" svg:y="12.379cm">
          <text:p text:style-name="P2"><text:span text:style-name="T1">mater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621cm" svg:y1="13.243cm" svg:x2="4.622cm" svg:y2="14.19cm" draw:start-shape="id5" draw:start-glue-point="2" draw:end-shape="id7" draw:end-glue-point="0" svg:d="m4621 13243v474h1v473" svg:viewBox="0 0 2 948">
          <text:p/>
        </draw:connector>
        <draw:connector draw:style-name="gr3" draw:text-style-name="P1" draw:layer="layout" draw:line-skew="0.092cm" svg:x1="6.899cm" svg:y1="8.989cm" svg:x2="8.87cm" svg:y2="10.585cm" draw:start-shape="id3" draw:start-glue-point="2" draw:end-shape="id8" draw:end-glue-point="0" svg:d="m6899 8989v891h1971v705" svg:viewBox="0 0 1972 1597">
          <text:p/>
        </draw:connector>
        <draw:connector draw:style-name="gr3" draw:text-style-name="P1" draw:layer="layout" svg:x1="8.87cm" svg:y1="11.449cm" svg:x2="8.875cm" svg:y2="12.374cm" draw:start-shape="id8" draw:start-glue-point="2" draw:end-shape="id9" draw:end-glue-point="0" svg:d="m8870 11449v463h5v462" svg:viewBox="0 0 6 926">
          <text:p/>
        </draw:connector>
        <draw:connector draw:style-name="gr4" draw:text-style-name="P1" draw:layer="layout" draw:line-skew="-0.362cm" svg:x1="10.63cm" svg:y1="11.017cm" svg:x2="13.053cm" svg:y2="12.325cm" draw:start-shape="id8" draw:start-glue-point="1" draw:end-shape="id10" draw:end-glue-point="3" svg:d="m10630 11017h850v1308h1573" svg:viewBox="0 0 2424 1309">
          <text:p/>
        </draw:connector>
        <draw:connector draw:style-name="gr4" draw:text-style-name="P1" draw:layer="layout" svg:x1="14.524cm" svg:y1="8.774cm" svg:x2="14.524cm" svg:y2="9.251cm" draw:start-shape="id11" draw:start-glue-point="2" draw:end-shape="id12" draw:end-glue-point="0" svg:d="m14524 8774v477" svg:viewBox="0 0 1 478">
          <text:p/>
        </draw:connector>
        <draw:g xml:id="id12" draw:id="id12">
          <draw:custom-shape draw:style-name="gr5" draw:text-style-name="P3" draw:layer="layout" svg:width="2.324cm" svg:height="1.7cm" svg:x="13.329cm" svg:y="9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2.115cm" svg:height="0.886cm" svg:x="13.604cm" svg:y="9.316cm">
            <draw:text-box>
              <text:p text:style-name="P4"><text:span text:style-name="T2">Web Worker</text:span></text:p>
            </draw:text-box>
          </draw:frame>
          <draw:custom-shape draw:style-name="gr7" draw:text-style-name="P3" draw:layer="layout" svg:width="1.955cm" svg:height="0.798cm" svg:x="13.523cm" svg:y="9.966cm">
            <text:p text:style-name="P1"><text:span text:style-name="T3">JigLibJ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3" xml:id="id11" draw:id="id11" draw:layer="layout" svg:width="2.94cm" svg:height="0.724cm" svg:x="13.054cm" svg:y="8.05cm">
          <text:p text:style-name="P3"><text:span text:style-name="T3">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523cm" svg:y1="12.687cm" svg:x2="14.523cm" svg:y2="13.164cm" draw:start-shape="id10" draw:start-glue-point="2" draw:end-shape="id13" draw:end-glue-point="0" svg:d="m14523 12687v477" svg:viewBox="0 0 1 478">
          <text:p/>
        </draw:connector>
        <draw:g xml:id="id13" draw:id="id13">
          <draw:custom-shape draw:style-name="gr5" draw:text-style-name="P3" draw:layer="layout" svg:width="2.324cm" svg:height="1.7cm" svg:x="13.328cm" svg:y="13.1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2.115cm" svg:height="0.886cm" svg:x="13.603cm" svg:y="13.229cm">
            <draw:text-box>
              <text:p text:style-name="P4"><text:span text:style-name="T2">Web Worker</text:span></text:p>
            </draw:text-box>
          </draw:frame>
          <draw:custom-shape draw:style-name="gr7" draw:text-style-name="P3" draw:layer="layout" svg:width="1.955cm" svg:height="0.798cm" svg:x="13.522cm" svg:y="13.879cm">
            <text:p text:style-name="P1"><text:span text:style-name="T3">JigLibJ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3" xml:id="id10" draw:id="id10" draw:layer="layout" svg:width="2.94cm" svg:height="0.724cm" svg:x="13.053cm" svg:y="11.963cm">
          <text:p text:style-name="P3"><text:span text:style-name="T3">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523cm" svg:y1="4.892cm" svg:x2="14.523cm" svg:y2="5.369cm" draw:start-shape="id4" draw:start-glue-point="2" draw:end-shape="id14" draw:end-glue-point="0" svg:d="m14523 4892v477" svg:viewBox="0 0 1 478">
          <text:p/>
        </draw:connector>
        <draw:g xml:id="id14" draw:id="id14">
          <draw:custom-shape draw:style-name="gr5" draw:text-style-name="P3" draw:layer="layout" svg:width="2.324cm" svg:height="1.7cm" svg:x="13.328cm" svg:y="5.3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2.115cm" svg:height="0.886cm" svg:x="13.603cm" svg:y="5.434cm">
            <draw:text-box>
              <text:p text:style-name="P4"><text:span text:style-name="T2">Web Worker</text:span></text:p>
            </draw:text-box>
          </draw:frame>
          <draw:custom-shape draw:style-name="gr7" draw:text-style-name="P3" draw:layer="layout" svg:width="1.955cm" svg:height="0.798cm" svg:x="13.522cm" svg:y="6.084cm">
            <text:p text:style-name="P1"><text:span text:style-name="T3">JigLibJ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3" xml:id="id4" draw:id="id4" draw:layer="layout" svg:width="2.94cm" svg:height="0.803cm" svg:x="13.053cm" svg:y="4.089cm">
          <text:p text:style-name="P3"><text:span text:style-name="T3">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2.58cm" svg:height="0.864cm" svg:x="20.719cm" svg:y="6.367cm">
          <text:p text:style-name="P2"><text:span text:style-name="T1">sce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9" draw:id="id19" draw:layer="layout" svg:width="3.29cm" svg:height="0.864cm" svg:x="22.234cm" svg:y="11.65cm">
          <text:p text:style-name="P2"><text:span text:style-name="T1">prims/teap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8" draw:id="id18" draw:layer="layout" svg:width="3.362cm" svg:height="0.864cm" svg:x="22.208cm" svg:y="9.485cm">
          <text:p text:style-name="P2"><text:span text:style-name="T1">physics/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3.34cm" svg:height="0.864cm" svg:x="18.301cm" svg:y="11.666cm">
          <text:p text:style-name="P2"><text:span text:style-name="T1">prims/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3.361cm" svg:height="0.864cm" svg:x="18.279cm" svg:y="9.485cm">
          <text:p text:style-name="P2"><text:span text:style-name="T1">physics/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2.009cm" svg:y1="7.231cm" svg:x2="19.959cm" svg:y2="9.485cm" draw:start-shape="id15" draw:start-glue-point="2" draw:end-shape="id16" draw:end-glue-point="0" svg:d="m22009 7231v1128h-2050v1126" svg:viewBox="0 0 2051 2255">
          <text:p/>
        </draw:connector>
        <draw:connector draw:style-name="gr3" draw:text-style-name="P1" draw:layer="layout" svg:x1="19.959cm" svg:y1="10.349cm" svg:x2="19.971cm" svg:y2="11.666cm" draw:start-shape="id16" draw:start-glue-point="2" draw:end-shape="id17" draw:end-glue-point="0" svg:d="m19959 10349v659h12v658" svg:viewBox="0 0 13 1318">
          <text:p/>
        </draw:connector>
        <draw:connector draw:style-name="gr3" draw:text-style-name="P1" draw:layer="layout" svg:x1="22.009cm" svg:y1="7.231cm" svg:x2="23.889cm" svg:y2="9.485cm" draw:start-shape="id15" draw:start-glue-point="2" draw:end-shape="id18" draw:end-glue-point="0" svg:d="m22009 7231v1128h1880v1126" svg:viewBox="0 0 1881 2255">
          <text:p/>
        </draw:connector>
        <draw:connector draw:style-name="gr3" draw:text-style-name="P1" draw:layer="layout" svg:x1="23.889cm" svg:y1="10.349cm" svg:x2="23.879cm" svg:y2="11.65cm" draw:start-shape="id18" draw:start-glue-point="2" draw:end-shape="id19" draw:end-glue-point="0" svg:d="m23889 10349v651h-10v650" svg:viewBox="0 0 11 1302">
          <text:p/>
        </draw:connector>
        <draw:connector draw:style-name="gr4" draw:text-style-name="P1" draw:layer="layout" draw:line-skew="-0.627cm" svg:x1="20.719cm" svg:y1="6.799cm" svg:x2="15.994cm" svg:y2="8.412cm" draw:start-shape="id15" draw:start-glue-point="3" draw:end-shape="id11" draw:end-glue-point="1" svg:d="m20719 6799h-2989v1613h-1736" svg:viewBox="0 0 4726 1614">
          <text:p/>
        </draw:connector>
        <draw:frame draw:style-name="gr8" draw:text-style-name="P6" draw:layer="layout" svg:width="1.95cm" svg:height="0.683cm" svg:x="13.56cm" svg:y="2.67cm">
          <draw:text-box>
            <text:p text:style-name="P6"><text:span text:style-name="T4">Physic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dsay </meta:initial-creator>
    <meta:creation-date>2013-08-26T07:39:34</meta:creation-date>
    <dc:date>2013-08-26T10:04:26</dc:date>
    <dc:creator>lindsay </dc:creator>
    <meta:editing-duration>PT38M16S</meta:editing-duration>
    <meta:editing-cycles>3</meta:editing-cycles>
    <meta:generator>LibreOffice/3.5$Linux_X86_64 LibreOffice_project/350m1$Build-2</meta:generator>
    <meta:document-statistic meta:object-count="47"/>
  </office:meta>
</office:document-meta>
</file>